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c72a" officeooo:paragraph-rsid="001fc72a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fc72a" officeooo:paragraph-rsid="001fc72a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officeooo:rsid="001fc72a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 text:start-value="0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 text:start-value="0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 à modifier et à compléter </text:p>
      <text:p text:style-name="P1"/>
      <text:p text:style-name="P1">prompt 1</text:p>
      <text:p text:style-name="P1"/>
      <text:p text:style-name="P3"><text:span text:style-name="Strong_20_Emphasis">Pour un enfant de </text:span><text:span text:style-name="Strong_20_Emphasis"><text:span text:style-name="Emphasis"><text:span text:style-name="T2">âge</text:span></text:span></text:span><text:span text:style-name="Strong_20_Emphasis"> ayant un/une </text:span><text:span text:style-name="Strong_20_Emphasis"><text:span text:style-name="Emphasis"><text:span text:style-name="T2">élément de la situation propre</text:span></text:span></text:span></text:p>
      <text:p text:style-name="Text_20_body"><text:span text:style-name="Strong_20_Emphasis">propose moi, sous forme de liste :</text:span></text:p>
      <text:list xml:id="list591295728" text:style-name="L1">
        <text:list-item>
          <text:p text:style-name="P2"><text:span text:style-name="Strong_20_Emphasis">les manifestations positives et négatives ( le manière dont cela peut se manifester chez mon enfant). 10 éléments de chaque.</text:span></text:p>
        </text:list-item>
        <text:list-item>
          <text:p text:style-name="P2"><text:span text:style-name="Strong_20_Emphasis">les conséquences positives et négatives sur les apprentissages ( quelles sont les conséquences concretes sur les apprentissages scolaires )10 éléments de chaque</text:span></text:p>
        </text:list-item>
        <text:list-item>
          <text:p text:style-name="P2"><text:span text:style-name="Strong_20_Emphasis">les adaptations pédagogiques ( les adaptations pédagogiques nécessaires et possible en instruction en famille ) 20 éléments.</text:span></text:p>
        </text:list-item>
      </text:list>
      <text:p text:style-name="P1"/>
      <text:p text:style-name="P1">Prompt 2 :</text:p>
      <text:p text:style-name="P1"/>
      <text:p text:style-name="P3"><text:span text:style-name="Strong_20_Emphasis">L’instruction en famille (IEF) n’est possible que sur autorisation délivrée par les services académiques sur présentation écrite du projet éducatif motivé par une situation propre nécessitant des aménagements et/ou des adaptations pédagogiques qui rendent l’instruction en famille le mode d’instruction le plus adapté a l’enfant dans son intérêt supérieur. Il faut donc démontrer que l’instruction en famille est le mode d’instruction le plus adapté à mon enfant en considérant sa situation propre et les besoins qui en découlent.</text:span></text:p>
      <text:list xml:id="list1303555012" text:style-name="L2">
        <text:list-item>
          <text:list>
            <text:list-header>
              <text:p text:style-name="P4"><text:span text:style-name="Strong_20_Emphasis">Les parties principales de ce dossier seront :</text:span> </text:p>
              <text:list>
                <text:list-item>
                  <text:p text:style-name="P4"><text:span text:style-name="Strong_20_Emphasis">présentation succincte de l'enfant et de sa famille</text:span></text:p>
                </text:list-item>
                <text:list-item>
                  <text:p text:style-name="P4"><text:span text:style-name="Strong_20_Emphasis">situation propre motivant le projet éducatif, conséquences sur les apprentissages et besoins qui en résultent</text:span> </text:p>
                </text:list-item>
                <text:list-item>
                  <text:p text:style-name="P4"><text:span text:style-name="Strong_20_Emphasis">Démarche pédagogique</text:span></text:p>
                </text:list-item>
                <text:list-item>
                  <text:p text:style-name="P4"><text:span text:style-name="Strong_20_Emphasis">Moyens utilisés pour permettre l’acquisition du socle commun de connaissances de compétences et de culture</text:span> </text:p>
                </text:list-item>
                <text:list-item>
                  <text:p text:style-name="P4"><text:span text:style-name="Strong_20_Emphasis">Organisation du temps de travail</text:span> </text:p>
                </text:list-item>
              </text:list>
              <text:p text:style-name="P4"><text:span text:style-name="Strong_20_Emphasis">Tu vas m’aider à la rédaction de la partie 2.</text:span></text:p>
              <text:p text:style-name="P4"><text:span text:style-name="Strong_20_Emphasis">Pour la partie 2</text:span> </text:p>
              <text:p text:style-name="P4"><text:span text:style-name="Strong_20_Emphasis">Il s’agit là de développer la situation concernant mon enfant et pour laquelle le projet éducatif d’instruction en famille serait le mode d’instruction le plus adapté à lui et au respect de son intérêt supérieur. Une situation propre et inhérente à l’enfant elle ne concerne que lui, elle peut être constitué de plusieurs éléments. Il faudra mettre en avant la manière dont elle se manifeste chez mon enfant, les conséquences qu’elle a sur les apprentissages et les adaptations pédagogiques a mettre en place.</text:span></text:p>
              <text:p text:style-name="P4"><text:soft-page-break/><text:span text:style-name="Strong_20_Emphasis">Chaques éléments de situation propre à mon enfant doit être présentée comme un titre de paragraphe distinct. Dans chaque paragraphe, décris clairement et de manière complète, sans utiliser de puces, les éléments suivants :</text:span></text:p>
              <text:list>
                <text:list-item text:start-value="1">
                  <text:p text:style-name="P4"><text:span text:style-name="Strong_20_Emphasis">La manière dont cet élément se manifeste chez mon enfant</text:span> </text:p>
                </text:list-item>
                <text:list-item>
                  <text:p text:style-name="P4"><text:span text:style-name="Strong_20_Emphasis">Les conséquences de cet élément sur ses apprentissages</text:span> </text:p>
                </text:list-item>
                <text:list-item>
                  <text:p text:style-name="P4"><text:span text:style-name="Strong_20_Emphasis">Les adaptations pédagogiques nécessaires pour répondre à cet élément possible grâce à l’instruction en famille </text:span></text:p>
                  <text:p text:style-name="P4"><text:span text:style-name="Strong_20_Emphasis">A la fin, tu feras une conclusion</text:span> </text:p>
                </text:list-item>
              </text:list>
              <text:p text:style-name="P4"><text:span text:style-name="Strong_20_Emphasis">Attends, que je te fournisse les éléments de la situation propre.</text:span></text:p>
            </text:list-header>
            <text:list-item>
              <text:p text:style-name="P4">Soumettre ( ensemble et en une fois) les éléments de la situation propre en respectant le plan suivant: </text:p>
              <text:p text:style-name="P4"><text:span text:style-name="Strong_20_Emphasis">élément de la situation propre :</text:span></text:p>
              <text:list>
                <text:list-item text:start-value="1">
                  <text:p text:style-name="P4"><text:span text:style-name="Strong_20_Emphasis">manifestations :</text:span></text:p>
                </text:list-item>
                <text:list-item>
                  <text:p text:style-name="P4"><text:span text:style-name="Strong_20_Emphasis">Conséquences sur les apprentissages :</text:span> </text:p>
                </text:list-item>
                <text:list-item>
                  <text:p text:style-name="P4"><text:span text:style-name="Strong_20_Emphasis">Adaptations pédagogiques :</text:span></text:p>
                </text:list-item>
              </text:list>
            </text:list-item>
          </text:list>
        </text:list-item>
      </text:list>
      <text:p text:style-name="Text_20_body"><text:line-break/><text:span text:style-name="T1">Prompt 3</text:span></text:p>
      <text:list xml:id="list2559399419" text:style-name="L3">
        <text:list-header>
          <text:p text:style-name="P5"><text:span text:style-name="Strong_20_Emphasis">Pour la partie 3</text:span></text:p>
          <text:p text:style-name="P5"><text:span text:style-name="Strong_20_Emphasis">Cette étape correspond à comment je vais répondre pédagogiquement aux besoins spécifiques de mon enfant. Le choix des pédagogies doit uniquement être corréler à la situation propre de mon enfant.</text:span></text:p>
          <text:p text:style-name="P5"><text:span text:style-name="Strong_20_Emphasis">Tu dois donc lier les besoins de mon enfant aux principes pédagogiques que j’utilise.</text:span> </text:p>
          <text:p text:style-name="P5"><text:span text:style-name="Strong_20_Emphasis">attends que je te fournisse les méthodes pédagogiques que j'utilise</text:span> </text:p>
        </text:list-header>
      </text:list>
      <text:p text:style-name="P3">prompt 4 : </text:p>
      <text:p text:style-name="P3"><text:span text:style-name="Strong_20_Emphasis">L’instruction en famille (IEF) n’est possible que sur autorisation délivrée par les services académiques sur présentation écrite du projet éducatif motivé par une situation propre nécessitant des aménagements et/ou des adaptations pédagogiques qui rendent l’instruction en famille le mode d’instruction le plus adapté a l’enfant dans son intérêt supérieur. Il faut donc démontrer que l’instruction en famille est le mode d’instruction le plus adapté à mon enfant en considérant sa situation propre et les besoins qui en découlent.</text:span></text:p>
      <text:list xml:id="list2980916600" text:style-name="L4">
        <text:list-header>
          <text:p text:style-name="P6"><text:span text:style-name="Strong_20_Emphasis">Les parties principales de ce dossier seront :</text:span> </text:p>
          <text:list>
            <text:list-item>
              <text:p text:style-name="P6"><text:span text:style-name="Strong_20_Emphasis">présentation succincte de l'enfant et de sa famille</text:span></text:p>
            </text:list-item>
            <text:list-item>
              <text:p text:style-name="P6"><text:span text:style-name="Strong_20_Emphasis">situation propre motivant le projet éducatif, conséquences sur les apprentissages et besoins qui en résultent</text:span> </text:p>
            </text:list-item>
            <text:list-item>
              <text:p text:style-name="P6"><text:span text:style-name="Strong_20_Emphasis">Démarche pédagogique</text:span></text:p>
            </text:list-item>
            <text:list-item>
              <text:p text:style-name="P6"><text:soft-page-break/><text:span text:style-name="Strong_20_Emphasis">Moyens utilisés pour permettre l’acquisition du socle commun de connaissances de compétences et de culture</text:span> </text:p>
            </text:list-item>
            <text:list-item>
              <text:p text:style-name="P6"><text:span text:style-name="Strong_20_Emphasis">Organisation du temps de travail</text:span> </text:p>
            </text:list-item>
          </text:list>
          <text:p text:style-name="P6"><text:span text:style-name="Strong_20_Emphasis">Je vais te fournir les textes des parties 2 et 3 . Une fois ces 2 parties en ta possession tu attendras que je te donne de nouvelles instructions</text:span></text:p>
          <text:p text:style-name="P6"><text:span text:style-name="Strong_20_Emphasis"/></text:p>
        </text:list-header>
      </text:list>
      <text:p text:style-name="P3">prompt 5 : </text:p>
      <text:p text:style-name="P3"/>
      <text:p text:style-name="P3"><text:span text:style-name="Strong_20_Emphasis">En prenant en compte les besoins de mon enfants, les adaptations pédagogiques et la démarche pédagogique, tu vas me proposer une liste de moyens ( </text:span><text:span text:style-name="Strong_20_Emphasis"><text:span text:style-name="Emphasis">activité, livre, jeux, apprentissage et /ou activité de la vie quotidienne, jeux libre</text:span></text:span><text:span text:style-name="Strong_20_Emphasis"> ) pour répondre aux objectifs d’apprentissages de </text:span><text:span text:style-name="Strong_20_Emphasis"><text:span text:style-name="Emphasis"><text:span text:style-name="T2">tel niveau</text:span></text:span></text:span><text:span text:style-name="Strong_20_Emphasis"> . Tu attendras que je te fournisse ces objectifs 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6:04:59.618277781</meta:creation-date>
    <dc:date>2024-08-16T16:09:21.904527113</dc:date>
    <meta:editing-duration>PT4M23S</meta:editing-duration>
    <meta:editing-cycles>1</meta:editing-cycles>
    <meta:document-statistic meta:table-count="0" meta:image-count="0" meta:object-count="0" meta:page-count="3" meta:paragraph-count="47" meta:word-count="739" meta:character-count="4610" meta:non-whitespace-character-count="3913"/>
    <meta:generator>LibreOffice/7.3.7.2$Linux_X86_64 LibreOffice_project/30$Build-2</meta:generator>
  </office:meta>
</office:document-meta>
</file>